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19BB0EA9A1951F598C4.png" manifest:media-type="image/png"/>
  <manifest:file-entry manifest:full-path="Pictures/10000201000004C6000003580FFE6E490ED28C74.png" manifest:media-type="image/png"/>
  <manifest:file-entry manifest:full-path="Pictures/10000201000002560000019D9EB69AAEAAF6CB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width="15.822cm" svg:height="10.927cm" draw:z-index="0"><draw:image xlink:href="Pictures/10000201000002560000019D9EB69AAEAAF6CB09.png" xlink:type="simple" xlink:show="embed" xlink:actuate="onLoad"/></draw:frame></text:p>
      <text:p text:style-name="Standard"/>
      <text:p text:style-name="Standard"><draw:frame draw:style-name="fr1" draw:name="Imagen2" text:anchor-type="paragraph" svg:width="15.849cm" svg:height="10.874cm" draw:z-index="1"><draw:image xlink:href="Pictures/10000201000002570000019BB0EA9A1951F598C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3" text:anchor-type="paragraph" svg:width="17cm" svg:height="11.908cm" draw:z-index="2"><draw:image xlink:href="Pictures/10000201000004C6000003580FFE6E490ED28C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2:55:29.946238127</meta:creation-date>
    <dc:date>2018-02-21T12:58:00.762506350</dc:date>
    <meta:editing-duration>PT2M3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